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Inconsolata1" svg:font-family="Inconsolata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23cm"/>
      <style:paragraph-properties style:writing-mode="lr-tb"/>
    </style:style>
    <style:style style:name="gr2" style:family="graphic" style:parent-style-name="standard">
      <style:graphic-properties draw:stroke="solid" svg:stroke-color="#1c1c1c" draw:fill="solid" draw:fill-color="#e0bae0" draw:textarea-horizontal-align="justify" draw:textarea-vertical-align="middle" draw:auto-grow-height="false" fo:min-height="14.99cm" fo:min-width="3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  <style:paragraph-properties style:writing-mode="lr-tb"/>
    </style:style>
    <style:style style:name="gr4" style:family="graphic" style:parent-style-name="standard">
      <style:graphic-properties draw:stroke="solid" svg:stroke-color="#1c1c1c" draw:fill="solid" draw:fill-color="#ffdbb6" draw:textarea-horizontal-align="justify" draw:textarea-vertical-align="middle" draw:auto-grow-height="false" fo:min-height="14.99cm" fo:min-width="3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6" style:family="graphic" style:parent-style-name="standard">
      <style:graphic-properties draw:stroke="solid" svg:stroke-color="#1c1c1c" draw:fill="solid" draw:fill-color="#dee7e5" draw:textarea-horizontal-align="justify" draw:textarea-vertical-align="middle" draw:auto-grow-height="false" fo:min-height="11.18cm" fo:min-width="4.5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8" style:family="graphic" style:parent-style-name="objectwithoutfill">
      <style:graphic-properties svg:stroke-width="0.1cm" svg:stroke-color="#1c1c1c" draw:marker-start-width="0.35cm" draw:marker-end="Pontas_20_das_20_setas_20_3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  <style:paragraph-properties style:writing-mode="lr-tb"/>
    </style:style>
    <style:style style:name="gr10" style:family="graphic" style:parent-style-name="objectwithoutfill">
      <style:graphic-properties svg:stroke-width="0.1cm" svg:stroke-color="#1c1c1c" draw:marker-start-width="0.35cm" draw:marker-end="Pontas_20_das_20_setas_20_4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4cm"/>
      <style:paragraph-properties style:writing-mode="lr-tb"/>
    </style:style>
    <style:style style:name="gr12" style:family="graphic" style:parent-style-name="standard">
      <style:graphic-properties draw:stroke="solid" svg:stroke-width="0.1cm" svg:stroke-color="#000000" draw:marker-start="Arrow" draw:marker-start-width="0.45cm" draw:marker-end="Arrow" draw:marker-end-width="0.45cm" draw:fill="solid" draw:fill-color="#000000" loext:fill-theme-color="accent1" draw:textarea-vertical-align="middle" fo:padding-top="0.175cm" fo:padding-bottom="0.175cm" fo:padding-left="0.3cm" fo:padding-right="0.3cm"/>
    </style:style>
    <style:style style:name="gr13" style:family="graphic">
      <style:graphic-properties style:writing-mode="lr-tb"/>
    </style:style>
    <style:style style:name="gr14" style:family="graphic" style:parent-style-name="standard">
      <style:graphic-properties draw:stroke="solid" svg:stroke-color="#000000" draw:fill="solid" draw:fill-color="#000000" loext:fill-theme-color="accent1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Inconsolata" fo:font-size="18pt" fo:font-weight="bold"/>
    </style:style>
    <style:style style:name="P3" style:family="paragraph">
      <loext:graphic-properties draw:fill="solid" draw:fill-color="#e0bae0"/>
      <style:paragraph-properties fo:text-align="center"/>
    </style:style>
    <style:style style:name="P4" style:family="paragraph">
      <loext:graphic-properties draw:fill="none" draw:fill-color="#ffffff"/>
      <style:text-properties style:font-name="Inconsolata" fo:font-size="20pt" style:font-size-asian="20pt" style:font-size-complex="20pt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dee7e5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Inconsolata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Inconsolata" fo:font-size="24pt" style:font-size-asian="24pt" style:font-size-complex="24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Inconsolata" fo:font-size="26pt" fo:font-weight="bold" style:font-size-asian="26pt" style:font-size-complex="26pt"/>
    </style:style>
    <style:style style:name="T2" style:family="text">
      <style:text-properties style:font-name="Inconsolata" fo:font-size="20pt" style:font-size-asian="20pt" style:font-size-complex="20pt"/>
    </style:style>
    <style:style style:name="T3" style:family="text">
      <style:text-properties style:font-name="Inconsolat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35cm" svg:height="2.173cm" svg:x="13.365cm" svg:y="0.2cm">
          <draw:text-box>
            <text:p text:style-name="P1"><text:span text:style-name="T1">Buffered IO</text:span></text:p>
          </draw:text-box>
        </draw:frame>
        <draw:custom-shape draw:style-name="gr2" draw:text-style-name="P3" draw:layer="layout" svg:width="4.445cm" svg:height="15.24cm" svg:x="1.67cm" svg:y="3.64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1cm" svg:height="0.992cm" svg:x="2.03cm" svg:y="3.96cm">
          <draw:text-box>
            <text:p><text:span text:style-name="T2">Program</text:span></text:p>
          </draw:text-box>
        </draw:frame>
        <draw:custom-shape draw:style-name="gr4" draw:text-style-name="P5" draw:layer="layout" svg:width="4.445cm" svg:height="15.24cm" svg:x="27.895cm" svg:y="3.64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1cm" svg:height="1.733cm" svg:x="28.23cm" svg:y="3.859cm">
          <draw:text-box>
            <text:p><text:span text:style-name="T2">Operating system</text:span></text:p>
          </draw:text-box>
        </draw:frame>
        <draw:custom-shape draw:style-name="gr6" draw:text-style-name="P6" draw:layer="layout" svg:width="5.08cm" svg:height="11.43cm" svg:x="11.04cm" svg:y="7.45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1cm" svg:height="1.098cm" svg:x="11.645cm" svg:y="7.625cm">
          <draw:text-box>
            <text:p text:style-name="P1"><text:span text:style-name="T2">IO Buffer</text:span></text:p>
          </draw:text-box>
        </draw:frame>
        <draw:line draw:style-name="gr8" draw:text-style-name="P8" draw:layer="layout" svg:x1="7.015cm" svg:y1="5.083cm" svg:x2="27.335cm" svg:y2="5.083cm">
          <text:p/>
        </draw:line>
        <draw:frame draw:style-name="gr9" draw:text-style-name="P4" draw:layer="layout" svg:width="8.79cm" svg:height="1.839cm" svg:x="12.38cm" svg:y="2.989cm">
          <draw:text-box>
            <text:p><text:span text:style-name="T2">The 1st read operation</text:span></text:p>
            <text:p><text:span text:style-name="T2">causes the 1st syscall</text:span></text:p>
          </draw:text-box>
        </draw:frame>
        <draw:line draw:style-name="gr10" draw:text-style-name="P8" draw:layer="layout" svg:x1="27.435cm" svg:y1="8.923cm" svg:x2="16.54cm" svg:y2="8.923cm">
          <text:p/>
        </draw:line>
        <draw:line draw:style-name="gr10" draw:text-style-name="P8" draw:layer="layout" svg:x1="10.19cm" svg:y1="8.923cm" svg:x2="6.676cm" svg:y2="8.923cm">
          <text:p/>
        </draw:line>
        <draw:frame draw:style-name="gr11" draw:text-style-name="P9" draw:layer="layout" svg:width="1.609cm" svg:height="1.204cm" svg:x="7.755cm" svg:y="7.453cm">
          <draw:text-box>
            <text:p text:style-name="P1"><text:span text:style-name="T3">L</text:span></text:p>
          </draw:text-box>
        </draw:frame>
        <draw:line draw:style-name="gr12" draw:text-style-name="P10" draw:layer="layout" svg:x1="6.68cm" svg:y1="10.693cm" svg:x2="10.279cm" svg:y2="10.693cm">
          <text:p/>
        </draw:line>
        <draw:frame draw:style-name="gr11" draw:text-style-name="P9" draw:layer="layout" svg:width="1.609cm" svg:height="1.204cm" svg:x="7.756cm" svg:y="9.353cm">
          <draw:text-box>
            <text:p text:style-name="P1"><text:span text:style-name="T3">o</text:span></text:p>
          </draw:text-box>
        </draw:frame>
        <draw:line draw:style-name="gr12" draw:text-style-name="P10" draw:layer="layout" svg:x1="6.681cm" svg:y1="12.406cm" svg:x2="10.28cm" svg:y2="12.406cm">
          <text:p/>
        </draw:line>
        <draw:frame draw:style-name="gr11" draw:text-style-name="P9" draw:layer="layout" svg:width="1.609cm" svg:height="1.204cm" svg:x="7.757cm" svg:y="11.066cm">
          <draw:text-box>
            <text:p text:style-name="P1"><text:span text:style-name="T3">r</text:span></text:p>
          </draw:text-box>
        </draw:frame>
        <draw:line draw:style-name="gr12" draw:text-style-name="P10" draw:layer="layout" svg:x1="6.681cm" svg:y1="14.106cm" svg:x2="10.28cm" svg:y2="14.106cm">
          <text:p/>
        </draw:line>
        <draw:frame draw:style-name="gr11" draw:text-style-name="P9" draw:layer="layout" svg:width="1.609cm" svg:height="1.204cm" svg:x="7.757cm" svg:y="12.766cm">
          <draw:text-box>
            <text:p text:style-name="P1"><text:span text:style-name="T3">e</text:span></text:p>
          </draw:text-box>
        </draw:frame>
        <draw:line draw:style-name="gr12" draw:text-style-name="P10" draw:layer="layout" svg:x1="6.681cm" svg:y1="15.906cm" svg:x2="10.28cm" svg:y2="15.906cm">
          <text:p/>
        </draw:line>
        <draw:frame draw:style-name="gr11" draw:text-style-name="P9" draw:layer="layout" svg:width="1.609cm" svg:height="1.204cm" svg:x="7.757cm" svg:y="14.566cm">
          <draw:text-box>
            <text:p text:style-name="P1"><text:span text:style-name="T3">m</text:span></text:p>
          </draw:text-box>
        </draw:frame>
        <draw:g draw:style-name="gr13">
          <draw:custom-shape draw:style-name="gr14" draw:text-style-name="P10" draw:layer="layout" svg:width="0.235cm" svg:height="0.235cm" svg:x="8.385cm" svg:y="16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0.235cm" svg:height="0.235cm" svg:x="8.385cm" svg:y="17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0.235cm" svg:height="0.235cm" svg:x="8.385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4" draw:layer="layout" svg:width="8.89cm" svg:height="2.474cm" svg:x="17.675cm" svg:y="5.99cm">
          <draw:text-box>
            <text:p><text:span text:style-name="T2">The OS sends a chunk of bytes at once to an IO buffer.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Inconsolata1" svg:font-family="Inconsolata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293cm" svg:x="1cm" svg:y="3.626cm"/>
      <draw:page-thumbnail draw:layer="backgroundobjects" svg:width="8.999cm" svg:height="5.293cm" svg:x="1cm" svg:y="12.202cm"/>
      <draw:page-thumbnail draw:layer="backgroundobjects" svg:width="8.999cm" svg:height="5.293cm" svg:x="1cm" svg:y="20.778cm"/>
      <draw:page-thumbnail draw:layer="backgroundobjects" svg:width="8.999cm" svg:height="5.293cm" svg:x="11cm" svg:y="3.626cm"/>
      <draw:page-thumbnail draw:layer="backgroundobjects" svg:width="8.999cm" svg:height="5.293cm" svg:x="11cm" svg:y="12.202cm"/>
      <draw:page-thumbnail draw:layer="backgroundobjects" svg:width="8.999cm" svg:height="5.293cm" svg:x="11cm" svg:y="20.778cm"/>
    </style:handout-master>
    <style:master-page style:name="Default" style:page-layout-name="PM1" draw:style-name="Mdp1">
      <loext:theme loext:name="Office"/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7:40:15.051316455</meta:creation-date>
    <dc:date>2024-08-21T20:00:55.176000000</dc:date>
    <meta:editing-duration>PT1H16M12S</meta:editing-duration>
    <meta:editing-cycles>102</meta:editing-cycles>
    <meta:generator>LibreOffice/7.5.5.2$Windows_X86_64 LibreOffice_project/ca8fe7424262805f223b9a2334bc7181abbcbf5e</meta:generator>
    <meta:document-statistic meta:object-count="48"/>
  </office:meta>
</office:document-meta>
</file>